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B00000225C7CD136E0144C8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6146in" svg:height="5.7189in" draw:z-index="0"><draw:image xlink:href="Pictures/10000000000001BB00000225C7CD136E0144C8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2:16:08.965762928</meta:creation-date>
    <dc:date>2023-01-07T12:17:45.093968665</dc:date>
    <meta:editing-duration>PT1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